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7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2" style:family="table-cell" style:parent-style-name="Default" style:data-style-name="N37"/>
    <style:style style:name="ce13" style:family="table-cell" style:parent-style-name="Default">
      <style:text-properties fo:color="#ff6600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008in solid #000000"/>
    </style:style>
    <style:style style:name="ce7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8" style:family="table-cell" style:parent-style-name="Default" style:data-style-name="N60"/>
    <style:style style:name="ce9" style:family="table-cell" style:parent-style-name="Default">
      <style:table-cell-properties fo:border-bottom="0.0008in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008in solid #000000" fo:border-top="0.0008in solid #000000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4" style:family="table-cell" style:parent-style-name="Default" style:data-style-name="N60">
      <style:table-cell-properties fo:border-bottom="0.0008in solid #000000" fo:border-left="none" fo:border-right="0.0008in solid #000000" fo:border-top="none"/>
    </style:style>
  </office:automatic-styles>
  <office:body>
    <office:spreadsheet>
      <table:calculation-settings table:null-year="1941"/>
      <table:table table:name="calculations" table:style-name="ta1" table:print="false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>
            <text:p>1.8 offset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Vin</text:p>
          </table:table-cell>
          <table:table-cell office:value-type="float" office:value="4.5">
            <text:p>4.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Vout</text:p>
          </table:table-cell>
          <table:table-cell office:value-type="float" office:value="1.8">
            <text:p>1.8</text:p>
          </table:table-cell>
          <table:table-cell office:value-type="string">
            <text:p>R1</text:p>
          </table:table-cell>
          <table:table-cell office:value-type="float" office:value="510">
            <text:p>510</text:p>
          </table:table-cell>
          <table:table-cell office:value-type="string">
            <text:p>Vout</text:p>
          </table:table-cell>
          <table:table-cell table:formula="of:=[.C7]*[.E9]/([.E8]+[.E9])" office:value-type="float" office:value="1.76785714285714">
            <text:p>1.7678571429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ut</text:p>
          </table:table-cell>
          <table:table-cell office:value-type="float" office:value="200">
            <text:p>200</text:p>
          </table:table-cell>
          <table:table-cell office:value-type="string">
            <text:p>R2</text:p>
          </table:table-cell>
          <table:table-cell office:value-type="float" office:value="330">
            <text:p>330</text:p>
          </table:table-cell>
          <table:table-cell office:value-type="string">
            <text:p>Rp</text:p>
          </table:table-cell>
          <table:table-cell table:formula="of:=[.E9]*[.E8]/([.E9]+[.E8])" office:value-type="float" office:value="200.357142857143">
            <text:p>200.35714285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table:formula="of:=[.C7]/([.E8]+[.E9])" office:value-type="float" office:value="0.00535714285714286">
            <text:p>0.005357142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1</text:p>
          </table:table-cell>
          <table:table-cell table:formula="of:=200/([.C8]/[.C7])" office:value-type="float" office:value="500">
            <text:p>50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2</text:p>
          </table:table-cell>
          <table:table-cell table:formula="of:=1/(1/[.C9]-1/[.C11])" office:value-type="float" office:value="333.333333333333">
            <text:p>333.3333333333</text:p>
          </table:table-cell>
          <table:table-cell/>
          <table:table-cell office:value-type="string">
            <text:p>Ioffs</text:p>
          </table:table-cell>
          <table:table-cell/>
          <table:table-cell table:formula="of:=([.G8]-[.G19])/[.G9]" office:value-type="float" office:value="0.00435335652354499">
            <text:p>0.004353356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Ioffsp</text:p>
          </table:table-cell>
          <table:table-cell/>
          <table:table-cell table:formula="of:=[.G19]/200" office:value-type="float" office:value="0.00447815533980583">
            <text:p>0.0044781553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Vcom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Vin</text:p>
          </table:table-cell>
          <table:table-cell table:formula="of:=[.C7]" office:value-type="float" office:value="4.5">
            <text:p>4.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Vout</text:p>
          </table:table-cell>
          <table:table-cell office:value-type="float" office:value="0.9">
            <text:p>0.9</text:p>
          </table:table-cell>
          <table:table-cell office:value-type="string">
            <text:p>R1</text:p>
          </table:table-cell>
          <table:table-cell table:formula="of:=[.C22]" office:value-type="float" office:value="33000">
            <text:p>33000</text:p>
          </table:table-cell>
          <table:table-cell office:value-type="string">
            <text:p>Vout</text:p>
          </table:table-cell>
          <table:table-cell table:formula="of:=[.C18]*[.E20]/([.E19]+[.E20])" office:value-type="float" office:value="0.895631067961165">
            <text:p>0.895631068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ut</text:p>
          </table:table-cell>
          <table:table-cell table:formula="of:=[.E19]*[.E20]/([.E19]+[.E20])" office:value-type="float" office:value="6567.96116504854">
            <text:p>6567.9611650486</text:p>
          </table:table-cell>
          <table:table-cell office:value-type="string">
            <text:p>R2</text:p>
          </table:table-cell>
          <table:table-cell office:value-type="float" office:value="8200">
            <text:p>8200</text:p>
          </table:table-cell>
          <table:table-cell office:value-type="string">
            <text:p>Rp</text:p>
          </table:table-cell>
          <table:table-cell table:formula="of:=[.E20]*[.E19]/([.E20]+[.E19])" office:value-type="float" office:value="6567.96116504854">
            <text:p>6567.961165048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</text:p>
          </table:table-cell>
          <table:table-cell table:formula="of:=[.C19]/[.C18]" office:value-type="float" office:value="0.2">
            <text:p>0.2</text:p>
          </table:table-cell>
          <table:table-cell office:value-type="string">
            <text:p>I</text:p>
          </table:table-cell>
          <table:table-cell table:formula="of:=[.C18]/([.E19]+[.E20])" office:value-type="float" office:value="0.000109223300970874">
            <text:p>0.000109223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1</text:p>
          </table:table-cell>
          <table:table-cell office:value-type="float" office:value="33000">
            <text:p>33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2</text:p>
          </table:table-cell>
          <table:table-cell table:formula="of:=([.C21]*[.C22]/(1-[.C21]))" office:value-type="float" office:value="8250">
            <text:p>8250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V 4.5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>
            <text:p>Vout=Vref( 1+R31/R30)+ Iadj*R31</text:p>
          </table:table-cell>
          <table:table-cell table:style-name="ce6" table:number-columns-repeated="2"/>
          <table:table-cell table:style-name="ce6" office:value-type="string">
            <text:p>5V</text:p>
          </table:table-cell>
          <table:table-cell table:style-name="ce10"/>
          <table:table-cell/>
          <table:table-cell office:value-type="string">
            <text:p>4.5V</text:p>
          </table:table-cell>
          <table:table-cell office:value-type="string">
            <text:p>measured </text:p>
          </table:table-cell>
          <table:table-cell office:value-type="string">
            <text:p>&gt;6Vin</text:p>
          </table:table-cell>
        </table:table-row>
        <table:table-row table:style-name="ro2">
          <table:table-cell/>
          <table:table-cell table:style-name="ce4"/>
          <table:table-cell table:number-columns-repeated="2"/>
          <table:table-cell office:value-type="string">
            <text:p>Vout</text:p>
          </table:table-cell>
          <table:table-cell table:style-name="ce11"/>
          <table:table-cell table:number-columns-repeated="4"/>
        </table:table-row>
        <table:table-row table:style-name="ro1">
          <table:table-cell/>
          <table:table-cell table:style-name="ce4" office:value-type="string">
            <text:p>R31</text:p>
          </table:table-cell>
          <table:table-cell office:value-type="float" office:value="1000">
            <text:p>1000</text:p>
          </table:table-cell>
          <table:table-cell/>
          <table:table-cell table:formula="of:=[.C32]*(1+[.C30]/[.C31])+[.C33]*[.C30]" office:value-type="float" office:value="5.11787878787879">
            <text:p>5.1178787879</text:p>
          </table:table-cell>
          <table:table-cell table:style-name="ce11" table:formula="of:=[.F36]*[.F37]/([.F37]+[.F36])" office:value-type="float" office:value="836.065573770492">
            <text:p>836.0655737705</text:p>
          </table:table-cell>
          <table:table-cell/>
          <table:table-cell table:formula="of:=[.F32]*(1+[.F30]/[.F31])+[.F33]*[.F30]" office:value-type="float" office:value="4.48380029806259">
            <text:p>4.4838002981</text:p>
          </table:table-cell>
          <table:table-cell office:value-type="float" office:value="4.41">
            <text:p>4.41</text:p>
          </table:table-cell>
          <table:table-cell office:value-type="float" office:value="4.45">
            <text:p>4.45</text:p>
          </table:table-cell>
        </table:table-row>
        <table:table-row table:style-name="ro1">
          <table:table-cell/>
          <table:table-cell table:style-name="ce4" office:value-type="string">
            <text:p>R32</text:p>
          </table:table-cell>
          <table:table-cell office:value-type="float" office:value="330">
            <text:p>330</text:p>
          </table:table-cell>
          <table:table-cell table:number-columns-repeated="2"/>
          <table:table-cell table:style-name="ce11" office:value-type="float" office:value="330">
            <text:p>33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Vref</text:p>
          </table:table-cell>
          <table:table-cell office:value-type="float" office:value="1.25">
            <text:p>1.25</text:p>
          </table:table-cell>
          <table:table-cell table:number-columns-repeated="2"/>
          <table:table-cell table:style-name="ce11" office:value-type="float" office:value="1.25">
            <text:p>1.25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>
            <text:p>Iadj</text:p>
          </table:table-cell>
          <table:table-cell table:style-name="ce7" office:value-type="float" office:value="0.00008">
            <text:p>8.00E-005</text:p>
          </table:table-cell>
          <table:table-cell table:style-name="ce9" table:number-columns-repeated="2"/>
          <table:table-cell table:style-name="ce14" office:value-type="float" office:value="0.00008">
            <text:p>8.00E-005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31p</text:p>
          </table:table-cell>
          <table:table-cell office:value-type="float" office:value="5100">
            <text:p>5100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V 4.5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Vout=Vref( 1+R31/R30)+ Iadj*R31</text:p>
          </table:table-cell>
          <table:table-cell table:number-columns-repeated="2"/>
          <table:table-cell office:value-type="string">
            <text:p>5V</text:p>
          </table:table-cell>
          <table:table-cell table:number-columns-repeated="2"/>
          <table:table-cell office:value-type="string">
            <text:p>4.5V</text:p>
          </table:table-cell>
          <table:table-cell office:value-type="string">
            <text:p>measured </text:p>
          </table:table-cell>
          <table:table-cell office:value-type="string">
            <text:p>&gt;6V in</text:p>
          </table:table-cell>
        </table:table-row>
        <table:table-row table:style-name="ro2">
          <table:table-cell table:number-columns-repeated="4"/>
          <table:table-cell office:value-type="string">
            <text:p>Vout</text:p>
          </table:table-cell>
          <table:table-cell table:number-columns-repeated="4"/>
          <table:table-cell office:value-type="string">
            <text:p>Vd</text:p>
          </table:table-cell>
        </table:table-row>
        <table:table-row table:style-name="ro1">
          <table:table-cell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/>
          <table:table-cell table:formula="of:=[.C45]*(1+[.C43]/[.C44])+[.C46]*[.C43]" office:value-type="float" office:value="5.11787878787879">
            <text:p>5.1178787879</text:p>
          </table:table-cell>
          <table:table-cell table:formula="of:=[.F49]*[.F50]/([.F50]+[.F49])" office:value-type="float" office:value="848.484848484848">
            <text:p>848.4848484848</text:p>
          </table:table-cell>
          <table:table-cell/>
          <table:table-cell table:formula="of:=[.F45]*(1+[.F43]/[.F44])+[.F46]*[.F43]" office:value-type="float" office:value="4.53183654729109">
            <text:p>4.5318365473</text:p>
          </table:table-cell>
          <table:table-cell office:value-type="float" office:value="4.49">
            <text:p>4.49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/>
          <table:table-cell office:value-type="string">
            <text:p>R32</text:p>
          </table:table-cell>
          <table:table-cell office:value-type="float" office:value="330">
            <text:p>330</text:p>
          </table:table-cell>
          <table:table-cell table:number-columns-repeated="2"/>
          <table:table-cell office:value-type="float" office:value="330">
            <text:p>330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ref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25">
            <text:p>1.2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adj</text:p>
          </table:table-cell>
          <table:table-cell table:style-name="ce8" office:value-type="float" office:value="0.00008">
            <text:p>8.00E-005</text:p>
          </table:table-cell>
          <table:table-cell table:number-columns-repeated="2"/>
          <table:table-cell table:style-name="ce8" office:value-type="float" office:value="0.00008">
            <text:p>8.00E-005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31p</text:p>
          </table:table-cell>
          <table:table-cell office:value-type="float" office:value="5600">
            <text:p>5600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2">
          <table:table-cell/>
          <table:table-cell office:value-type="string">
            <text:p>I2C pullup</text:p>
          </table:table-cell>
          <table:table-cell table:number-columns-repeated="8"/>
        </table:table-row>
      </table:table>
      <table:table table:name="patchdescription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version </text:p>
          </table:table-cell>
          <table:table-cell table:style-name="ce12" office:value-type="string">
            <text:p>2.1.4</text:p>
          </table:table-cell>
          <table:table-cell office:value-type="string">
            <text:p>3 may 2016</text:p>
          </table:table-cell>
          <table:table-cell table:number-columns-repeated="2"/>
        </table:table-row>
        <table:table-row table:style-name="ro1">
          <table:table-cell office:value-type="string">
            <text:p>changes on sheet 4/4 <text:s/>( power and I2C) </text:p>
          </table:table-cell>
          <table:table-cell table:number-columns-repeated="4"/>
        </table:table-row>
        <table:table-row table:style-name="ro1">
          <table:table-cell office:value-type="string">
            <text:p>in order as listed here not in order of numbering ( numbering is for documentation)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ictur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solamp_v2_1_vadj</text:p>
          </table:table-cell>
          <table:table-cell office:value-type="string">
            <text:p>Remove 2 pins header X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solamp_v2_1_vadj</text:p>
          </table:table-cell>
          <table:table-cell office:value-type="string">
            <text:p>place 5K1 over R31 to have 4.5 V power analogu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solamp_v2_1_vadj</text:p>
          </table:table-cell>
          <table:table-cell office:value-type="string">
            <text:p>place 5K1 over R3 to have 4.5 V power digital to check if we can run with 1 power supply.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solamp_v2_1_vee</text:p>
          </table:table-cell>
          <table:table-cell office:value-type="string">
            <text:p>Take 3 pin header, bend pin 1 to back</text:p>
          </table:table-cell>
          <table:table-cell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solamp_v2_1_vee</text:p>
          </table:table-cell>
          <table:table-cell office:value-type="string">
            <text:p>glue a kapton tape over R3 </text:p>
          </table:table-cell>
          <table:table-cell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solamp_v2_1_vee</text:p>
          </table:table-cell>
          <table:table-cell office:value-type="string">
            <text:p>Place 3 pin header in power socket</text:p>
          </table:table-cell>
          <table:table-cell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solamp_v2_1_vee</text:p>
          </table:table-cell>
          <table:table-cell office:value-type="string">
            <text:p>Place zener diode 4.7V with kathode in T9 (farnell order code 1861446)</text:p>
          </table:table-cell>
          <table:table-cell/>
        </table:table-row>
        <table:table-row table:style-name="ro1">
          <table:table-cell/>
          <table:table-cell office:value-type="string">
            <text:p>e</text:p>
          </table:table-cell>
          <table:table-cell office:value-type="string">
            <text:p>solamp_v2_1_vee</text:p>
          </table:table-cell>
          <table:table-cell office:value-type="string">
            <text:p>connect pin 1 X2 to zener diode and all Vee inputs of the amplier ( see 4) 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no pict</text:p>
          </table:table-cell>
          <table:table-cell office:value-type="string">
            <text:p>connect SCL and SDA with extern SCL and extern SDA on the place U8. 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ut a solder drop between the pins 2 and 3 <text:s/>(SCL) and 7 , 6 (SDA) on the U8 footprint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amplifier only D1 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no pict</text:p>
          </table:table-cell>
          <table:table-cell office:value-type="string">
            <text:p>remove D1:R41 <text:s/>and D1:R41</text:p>
          </table:table-cell>
          <table:table-cell/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no pict</text:p>
          </table:table-cell>
          <table:table-cell office:value-type="string">
            <text:p>place 24R3 0.1 % <text:s/>D1:R41 <text:s/>and D1:R4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hanges on the amplifier ( all 8x)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6,7</text:p>
          </table:table-cell>
          <table:table-cell office:value-type="string">
            <text:p>z</text:p>
          </table:table-cell>
          <table:table-cell office:value-type="string">
            <text:p>no pict</text:p>
          </table:table-cell>
          <table:table-cell office:value-type="string">
            <text:p>remove all output resistors , <text:s/>R44, R45, R34, R35 , clean the pads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solamp_v2_1_v5c</text:p>
          </table:table-cell>
          <table:table-cell office:value-type="string">
            <text:p>remove R34 place 200 ohm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solamp_v2_1_v5c</text:p>
          </table:table-cell>
          <table:table-cell office:value-type="string">
            <text:p>Place 200 ohm on C34 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</text:p>
          </table:table-cell>
          <table:table-cell/>
          <table:table-cell office:value-type="string">
            <text:p>Place 1.1 or 1 ohm on R3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solamp_v2_1_v5c</text:p>
          </table:table-cell>
          <table:table-cell office:value-type="string">
            <text:p>remove R44 place 200 ohm</text:p>
          </table:table-cell>
          <table:table-cell/>
        </table:table-row>
        <table:table-row table:style-name="ro1">
          <table:table-cell/>
          <table:table-cell office:value-type="string">
            <text:p>g</text:p>
          </table:table-cell>
          <table:table-cell/>
          <table:table-cell office:value-type="string">
            <text:p>Place 1.1 or 1 ohm on R45</text:p>
          </table:table-cell>
          <table:table-cell/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solamp_v2_1_v5c</text:p>
          </table:table-cell>
          <table:table-cell office:value-type="string">
            <text:p>place 330ohm on location C44</text:p>
          </table:table-cell>
          <table:table-cell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solamp_v2_1_v5c</text:p>
          </table:table-cell>
          <table:table-cell office:value-type="string">
            <text:p>on top <text:s/>place a resistor 510 ohm and a capacitor 100n <text:s/>in tent 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solamp_v2_1_adccap</text:p>
          </table:table-cell>
          <table:table-cell office:value-type="string">
            <text:p>lift pin 6 of Dx:U1 <text:s/>( 8x )</text:p>
          </table:table-cell>
          <table:table-cell/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solamp_v2_1_adccap</text:p>
          </table:table-cell>
          <table:table-cell office:value-type="string">
            <text:p>place a 10nF ( 403 case ) between ground and pin 6 Dx:U1 (8x)</text:p>
          </table:table-cell>
          <table:table-cell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solamp_v2_1_vee</text:p>
          </table:table-cell>
          <table:table-cell office:value-type="string">
            <text:p>connect VEE to pin 6 of Dx:U1 (8x)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solamp_v2_1_v5c</text:p>
          </table:table-cell>
          <table:table-cell office:value-type="string">
            <text:p>connect the top of the tent to V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solamp_v2_1_com</text:p>
          </table:table-cell>
          <table:table-cell office:value-type="string">
            <text:p>place 8K2 over C7</text:p>
          </table:table-cell>
          <table:table-cell/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solamp_v2_1_com</text:p>
          </table:table-cell>
          <table:table-cell office:value-type="string">
            <text:p>place a 33K resistor on the via's between Dx:C1 and Dx:C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compsideall</text:p>
          </table:table-cell>
          <table:table-cell office:value-type="string">
            <text:p>mark version as 2.1.1 on top </text:p>
          </table:table-cell>
          <table:table-cell/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soldsideall</text:p>
          </table:table-cell>
          <table:table-cell office:value-type="string">
            <text:p>mark version as 2.1.1 on bottom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13" office:value-type="string">
            <text:p>Pict solamp_v2_1_v5c</text:p>
          </table:table-cell>
          <table:table-cell table:style-name="ce13" office:value-type="string">
            <text:p>is old, <text:s/>Vout+ and Vout- are exchanged in respect to the instructions. </text:p>
          </table:table-cell>
          <table:table-cell table:style-name="ce1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5/26/2016</text:date>, <text:time>10:3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m Beaumont</meta:initial-creator>
    <meta:creation-date>2016-04-22T12:51:32.62</meta:creation-date>
    <dc:date>2016-05-26T10:36:36.83</dc:date>
    <dc:creator>Wim Beaumont</dc:creator>
    <meta:editing-duration>P3DT9H34M16S</meta:editing-duration>
    <meta:editing-cycles>25</meta:editing-cycles>
    <meta:generator>OpenOffice/4.1.1$Win32 OpenOffice.org_project/411m6$Build-9775</meta:generator>
    <meta:document-statistic meta:table-count="3" meta:cell-count="206" meta:object-count="0"/>
  </office:meta>
</office:document-meta>
</file>